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c0aa" officeooo:paragraph-rsid="0001c0aa"/>
    </style:style>
    <style:style style:name="P2" style:family="paragraph" style:parent-style-name="Standard">
      <style:text-properties officeooo:rsid="0003ef90" officeooo:paragraph-rsid="0003ef90"/>
    </style:style>
    <style:style style:name="P3" style:family="paragraph" style:parent-style-name="Standard" style:list-style-name="L1">
      <style:text-properties officeooo:rsid="0001c0aa" officeooo:paragraph-rsid="0001c0aa"/>
    </style:style>
    <style:style style:name="P4" style:family="paragraph" style:parent-style-name="Standard" style:list-style-name="L2">
      <style:text-properties officeooo:rsid="0003ef90" officeooo:paragraph-rsid="0003ef90"/>
    </style:style>
    <style:style style:name="P5" style:family="paragraph" style:parent-style-name="Standard" style:list-style-name="L2">
      <style:text-properties officeooo:rsid="000554a2" officeooo:paragraph-rsid="000554a2"/>
    </style:style>
    <style:style style:name="P6" style:family="paragraph" style:parent-style-name="Standard" style:list-style-name="L2">
      <style:text-properties officeooo:rsid="0005eea4" officeooo:paragraph-rsid="0005ee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жимы (можно задать несколько):</text:p>
      <text:list xml:id="list2710159146" text:style-name="L1">
        <text:list-item>
          <text:p text:style-name="P3">по ингредиентам (сортировка по совпадению ингредиентов)</text:p>
        </text:list-item>
        <text:list-item>
          <text:p text:style-name="P3">по названию блюда</text:p>
        </text:list-item>
        <text:list-item>
          <text:p text:style-name="P3">по времени</text:p>
        </text:list-item>
        <text:list-item>
          <text:p text:style-name="P3">по количеству персон</text:p>
        </text:list-item>
        <text:list-item>
          <text:p text:style-name="P3">рандом блюдо</text:p>
        </text:list-item>
      </text:list>
      <text:p text:style-name="P2">Технологии:</text:p>
      <text:list xml:id="list2760682855" text:style-name="L2">
        <text:list-item>
          <text:p text:style-name="P4">База данных</text:p>
          <text:list>
            <text:list-item>
              <text:p text:style-name="P6">PostgreSQL</text:p>
            </text:list-item>
          </text:list>
        </text:list-item>
        <text:list-item>
          <text:p text:style-name="P4">ПО</text:p>
          <text:list>
            <text:list-item>
              <text:p text:style-name="P4">Python3</text:p>
            </text:list-item>
            <text:list-item>
              <text:p text:style-name="P4">aiogram</text:p>
            </text:list-item>
            <text:list-item>
              <text:p text:style-name="P5">Telegram</text:p>
            </text:list-item>
          </text:list>
        </text:list-item>
        <text:list-item>
          <text:p text:style-name="P4">Среды взаимодействия</text:p>
          <text:list>
            <text:list-item>
              <text:p text:style-name="P4">GitHub</text:p>
            </text:list-item>
            <text:list-item>
              <text:p text:style-name="P4">Jira</text:p>
            </text:list-item>
            <text:list-item>
              <text:p text:style-name="P4">Miro</text:p>
            </text:list-item>
            <text:list-item>
              <text:p text:style-name="P4">Discord</text:p>
            </text:list-item>
            <text:list-item>
              <text:p text:style-name="P5">Telegram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0T13:56:05.857905300</meta:creation-date>
    <meta:generator>LibreOffice/7.3.3.2$Linux_X86_64 LibreOffice_project/30$Build-2</meta:generator>
    <dc:date>2022-05-22T18:17:04.253342561</dc:date>
    <meta:editing-duration>PT6M48S</meta:editing-duration>
    <meta:editing-cycles>2</meta:editing-cycles>
    <meta:document-statistic meta:table-count="0" meta:image-count="0" meta:object-count="0" meta:page-count="1" meta:paragraph-count="19" meta:word-count="52" meta:character-count="268" meta:non-whitespace-character-count="252"/>
  </office:meta>
</office:document-meta>
</file>